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685b" officeooo:paragraph-rsid="001e685b"/>
    </style:style>
    <style:style style:name="P2" style:family="paragraph" style:parent-style-name="Standard">
      <style:text-properties officeooo:rsid="001e685b" officeooo:paragraph-rsid="001e685b"/>
    </style:style>
    <style:style style:name="P3" style:family="paragraph" style:parent-style-name="Heading_20_3">
      <style:text-properties officeooo:rsid="001e685b" officeooo:paragraph-rsid="001e68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ortation bdd :</text:p>
      <text:p text:style-name="P1">mysqldump -u root --password=mot_de_passe_root ma_base &gt; ma_base.sql</text:p>
      <text:p text:style-name="P2"/>
      <text:p text:style-name="P2">Importation bdd :</text:p>
      <text:p text:style-name="P1">mysql -u utilisateur -p <text:s/>base_exportee &lt; base_exportee.sql</text:p>
      <text:p text:style-name="P2"/>
      <text:h text:style-name="P3" text:outline-level="3">Lister l’ensemble des bases de données du serveur </text:h>
      <text:p text:style-name="P1">mysql -u root -p -e "show databases;"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5:39:34.762087632</meta:creation-date>
    <dc:date>2019-05-23T16:07:31.667189480</dc:date>
    <meta:editing-duration>PT17M46S</meta:editing-duration>
    <meta:editing-cycles>1</meta:editing-cycles>
    <meta:document-statistic meta:table-count="0" meta:image-count="0" meta:object-count="0" meta:page-count="1" meta:paragraph-count="6" meta:word-count="36" meta:character-count="247" meta:non-whitespace-character-count="216"/>
    <meta:generator>LibreOffice/6.2.3.2$Linux_X86_64 LibreOffice_project/20$Build-2</meta:generator>
  </office:meta>
</office:document-meta>
</file>